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182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066"/>
        </table:table-row>
        <table:table-row table:style-name="ro2">
          <table:table-cell table:number-columns-repeated="1066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184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84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LG7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182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NZ9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NZ10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NZ11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NZ12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NZ13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NZ14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NZ15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NZ16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NZ17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NZ18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NZ19])" office:value-type="float" office:value="0" calcext:value-type="float">
            <text:p>0,0</text:p>
          </table:table-cell>
          <table:table-cell table:style-name="ce32" table:number-columns-repeated="183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NZ20])" office:value-type="float" office:value="0" calcext:value-type="float">
            <text:p>0,0</text:p>
          </table:table-cell>
          <table:table-cell table:style-name="ce32" table:number-columns-repeated="183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NZ21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NZ22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NZ23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NZ24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NZ25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NZ26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NZ27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NZ28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NZ29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NZ30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NZ31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NZ32])" office:value-type="float" office:value="0" calcext:value-type="float">
            <text:p>0,0</text:p>
          </table:table-cell>
          <table:table-cell table:style-name="ce71" table:number-columns-repeated="183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NZ33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NZ34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NZ35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NZ36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NZ37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NZ38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NZ39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NZ40])" office:value-type="float" office:value="0" calcext:value-type="float">
            <text:p>0,0</text:p>
          </table:table-cell>
          <table:table-cell table:style-name="ce88" table:number-columns-repeated="183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NZ41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NZ42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NZ43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NZ44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NZ45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NZ46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NZ47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NZ48])" office:value-type="float" office:value="0" calcext:value-type="float">
            <text:p>0,0</text:p>
          </table:table-cell>
          <table:table-cell table:style-name="ce88" table:number-columns-repeated="183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NZ49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63"/>
        </table:table-row>
        <table:table-row table:style-name="ro1" table:number-rows-repeated="1048522">
          <table:table-cell table:number-columns-repeated="1066"/>
        </table:table-row>
        <table:table-row table:style-name="ro1">
          <table:table-cell table:number-columns-repeated="1066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2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2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table:number-columns-repeated="2" office:value-type="float" office:value="86.43" calcext:value-type="float">
            <text:p>8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NZ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545" calcext:value-type="float">
            <text:p>10545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4:36:59.908302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7-01T14:39:09.534973977</dc:date>
    <meta:editing-duration>P33DT12H47M56S</meta:editing-duration>
    <meta:editing-cycles>1687</meta:editing-cycles>
    <meta:generator>LibreOffice/24.2.7.2$Linux_X86_64 LibreOffice_project/420$Build-2</meta:generator>
    <meta:document-statistic meta:table-count="8" meta:cell-count="164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NZ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NZ7" chart:class="chart:bar">
            <chart:data-point chart:repeated="10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NZ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